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list-style-name="L1">
      <style:paragraph-properties fo:margin-top="0in" fo:margin-bottom="0in"/>
    </style:style>
    <style:style style:name="P7" style:family="paragraph" style:parent-style-name="Text_20_body" style:list-style-name="L2">
      <style:paragraph-properties fo:margin-top="0in" fo:margin-bottom="0in"/>
    </style:style>
    <style:style style:name="P8" style:family="paragraph" style:parent-style-name="Text_20_body" style:list-style-name="L3">
      <style:paragraph-properties fo:margin-top="0in" fo:margin-bottom="0in"/>
    </style:style>
    <style:style style:name="P9" style:family="paragraph" style:parent-style-name="Text_20_body" style:list-style-name="L4">
      <style:paragraph-properties fo:margin-top="0in" fo:margin-bottom="0in"/>
    </style:style>
    <text:list-style style:name="L1">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bookmark text:name="natural-language-processing-pipelines"/>Natural Language Processing Pipelines</text:h>
      <text:p text:style-name="Text_20_body">In this lesson, you'll be introduced to some of the steps involved in a NLP pipeline:</text:p>
      <text:list xml:id="list7139137232547325150" text:style-name="L1">
        <text:list-item>
          <text:p text:style-name="P6">Text Processing</text:p>
          <text:list>
            <text:list-item>
              <text:p text:style-name="P6">Cleaning </text:p>
            </text:list-item>
            <text:list-item>
              <text:p text:style-name="P6">Normalization </text:p>
            </text:list-item>
            <text:list-item>
              <text:p text:style-name="P6">Tokenization </text:p>
            </text:list-item>
            <text:list-item>
              <text:p text:style-name="P6">Stop Word Removal </text:p>
            </text:list-item>
            <text:list-item>
              <text:p text:style-name="P6">Part of Speech Tagging </text:p>
            </text:list-item>
            <text:list-item>
              <text:p text:style-name="P6">Named Entity Recognition </text:p>
            </text:list-item>
            <text:list-item>
              <text:p text:style-name="P6">Stemming and Lemmatization </text:p>
            </text:list-item>
          </text:list>
        </text:list-item>
        <text:list-item>
          <text:p text:style-name="P6">Feature Extraction</text:p>
          <text:list>
            <text:list-item>
              <text:p text:style-name="P6">Bag of Words </text:p>
            </text:list-item>
            <text:list-item>
              <text:p text:style-name="P6">TF-IDF </text:p>
            </text:list-item>
            <text:list-item>
              <text:p text:style-name="P6">Word Embeddings </text:p>
            </text:list-item>
          </text:list>
        </text:list-item>
        <text:list-item>
          <text:p text:style-name="P1">Modeling </text:p>
        </text:list-item>
      </text:list>
      <text:p text:style-name="Standard"/>
      <text:p text:style-name="Standard"/>
      <text:list xml:id="list4763084813904622756" text:style-name="L2">
        <text:list-item>
          <text:p text:style-name="P7"><text:span text:style-name="Strong_20_Emphasis">Extracting plain text:</text:span> Textual data can come from a wide variety of sources: the web, PDFs, word documents, speech recognition systems, book scans, etc. Your goal is to extract plain text that is free of any source specific markup or constructs that are not relevant to your task. </text:p>
        </text:list-item>
        <text:list-item>
          <text:p text:style-name="P2"><text:span text:style-name="Strong_20_Emphasis">Reducing complexity:</text:span> Some features of our language like capitalization, punctuation, and common words such as <text:span text:style-name="Emphasis">a, of,</text:span> and <text:span text:style-name="Emphasis">the,</text:span> often help provide structure, but don't add much meaning. Sometimes it's best to remove them if that helps reduce the complexity of the procedures you want to apply later. </text:p>
        </text:list-item>
      </text:list>
      <text:p text:style-name="Standard"/>
      <text:p text:style-name="Text_20_body">You'll prepare text data from different sources with the following text processing steps:</text:p>
      <text:list xml:id="list6601853865547894567" text:style-name="L3">
        <text:list-item>
          <text:p text:style-name="P8"><text:span text:style-name="Strong_20_Emphasis">Cleaning</text:span> to remove irrelevant items, such as HTML tags </text:p>
        </text:list-item>
        <text:list-item>
          <text:p text:style-name="P8"><text:span text:style-name="Strong_20_Emphasis">Normalizing</text:span> by converting to all lowercase and removing punctuation </text:p>
        </text:list-item>
        <text:list-item>
          <text:p text:style-name="P8">Splitting text into words or <text:span text:style-name="Strong_20_Emphasis">tokens</text:span> </text:p>
        </text:list-item>
        <text:list-item>
          <text:p text:style-name="P8">Removing words that are too common, also known as <text:span text:style-name="Strong_20_Emphasis">stop words</text:span> </text:p>
        </text:list-item>
        <text:list-item>
          <text:p text:style-name="P8">Identifying different <text:span text:style-name="Strong_20_Emphasis">parts of speech</text:span> and <text:span text:style-name="Strong_20_Emphasis">named entities</text:span> </text:p>
        </text:list-item>
        <text:list-item>
          <text:p text:style-name="P3">Converting words into their dictionary forms, using <text:span text:style-name="Strong_20_Emphasis">stemming and lemmatization</text:span> </text:p>
        </text:list-item>
      </text:list>
      <text:p text:style-name="Text_20_body">After performing these steps, your text will capture the essence of what was being conveyed in a form that is easier to work with.</text:p>
      <text:p text:style-name="Standard"/>
      <text:h text:style-name="Heading_20_3" text:outline-level="3"><text:bookmark text:name="documentation-for-python-libraries-"/>Documentation for Python Libraries:</text:h>
      <text:list xml:id="list7452221170387062226" text:style-name="L4">
        <text:list-item>
          <text:p text:style-name="P9"><text:a xlink:type="simple" xlink:href="http://docs.python-requests.org/en/master/user/quickstart/#make-a-request" office:target-frame-name="_blank" xlink:show="new" text:style-name="Internet_20_link" text:visited-style-name="Visited_20_Internet_20_Link">Requests</text:a> </text:p>
        </text:list-item>
        <text:list-item>
          <text:p text:style-name="P9"><text:a xlink:type="simple" xlink:href="https://docs.python.org/3/library/re.html" office:target-frame-name="_blank" xlink:show="new" text:style-name="Internet_20_link" text:visited-style-name="Visited_20_Internet_20_Link">Regular Expressions</text:a> </text:p>
        </text:list-item>
        <text:list-item>
          <text:p text:style-name="P4"><text:a xlink:type="simple" xlink:href="https://www.crummy.com/software/BeautifulSoup/bs4/doc/" office:target-frame-name="_blank" xlink:show="new" text:style-name="Internet_20_link" text:visited-style-name="Visited_20_Internet_20_Link">Beautiful Soup</text:a> </text:p>
        </text:list-item>
      </text:list>
      <text:p text:style-name="Standard"/>
      <text:p text:style-name="Standard"/>
      <text:h text:style-name="Heading_20_1" text:outline-level="1"><text:bookmark text:name="tokenization"/><text:soft-page-break/>Tokenization</text:h>
      <text:p text:style-name="Text_20_body">Reference:</text:p>
      <text:list xml:id="list7663498454327129599" text:style-name="L5">
        <text:list-item>
          <text:p text:style-name="P5"><text:span text:style-name="Source_20_Text">nltk.tokenize</text:span> package: <text:a xlink:type="simple" xlink:href="http://www.nltk.org/api/nltk.tokenize.html" office:target-frame-name="_blank" xlink:show="new" text:style-name="Internet_20_link" text:visited-style-name="Visited_20_Internet_20_Link">http://www.nltk.org/api/nltk.tokenize.html</text:a> </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none"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Arial Unicode MS" style:font-size-asian="24pt" style:font-weight-asian="bold" style:font-name-complex="Arial Unicode MS" style:font-size-complex="24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Arial Unicode MS" style:font-size-asian="14pt" style:font-weight-asian="bold" style:font-name-complex="Arial Unicode MS"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ourier New" style:font-name-asian="Courier New" style:font-name-complex="Courier New"/>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10-31T15:28:40</meta:creation-date>
    <dc:date>2018-11-13T11:54:25</dc:date>
    <meta:editing-duration>P1DT2H18M28S</meta:editing-duration>
    <meta:editing-cycles>17</meta:editing-cycles>
    <meta:generator>OpenOffice/4.1.4$Unix OpenOffice.org_project/414m5$Build-9788</meta:generator>
    <meta:document-statistic meta:table-count="0" meta:image-count="0" meta:object-count="0" meta:page-count="2" meta:paragraph-count="32" meta:word-count="272" meta:character-count="1684"/>
  </office:meta>
</office:document-meta>
</file>